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4.1201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5.2138in"/>
    </style:style>
    <style:style style:name="co6" style:family="table-column">
      <style:table-column-properties fo:break-before="auto" style:column-width="3.2945in"/>
    </style:style>
    <style:style style:name="co7" style:family="table-column">
      <style:table-column-properties fo:break-before="auto" style:column-width="1.43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fo:color="#000000" style:font-name="Liberation Sans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font-name="Liberation Sans" fo:font-size="10pt" style:font-size-asian="10pt" style:font-size-complex="10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5.59999990463257pt" style:language-asian="zh" style:country-asian="CN" style:font-style-asian="normal" style:font-weight-asian="normal" style:font-name-complex="Ubuntu" style:font-size-complex="5.5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12121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amp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017" table:default-cell-style-name="ce8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Wed 04 May 2022 04:34:23 PM C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4-6f826c9f35~116~ubuntu20.04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_Polarized 1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 table:style-name="ce11" office:value-type="string" calcext:value-type="string">
            <text:p>Panasonic</text:p>
          </table:table-cell>
          <table:table-cell table:style-name="ce12" office:value-type="string" calcext:value-type="string">
            <text:p>EEU-FC2A100B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3" office:value-type="string" calcext:value-type="string">
            <text:p><text:span text:style-name="T1">FKP2D002201D00HSSD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p ( originally 200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4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3" office:value-type="string" calcext:value-type="string">
            <text:p><text:span text:style-name="T1">FKP2D002201D00HSSD  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, C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5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2" office:value-type="string" calcext:value-type="string">
            <text:p>MKP2D024701C00JO00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2" office:value-type="string" calcext:value-type="string">
            <text:p>MKP2D021001B00JC00 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6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2" office:value-type="string" calcext:value-type="string">
            <text:p>MKP2G011001B00JSSD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2" office:value-type="string" calcext:value-type="string">
            <text:p>MKP2D021501B00JSS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2mm_W3.0mm_P5.00mm_FKS2_FKP2_MKS2_MKP2</text:p>
          </table:table-cell>
          <table:table-cell office:value-type="string" calcext:value-type="string">
            <text:p>Unpolarized capacitor</text:p>
          </table:table-cell>
          <table:table-cell table:style-name="ce11" office:value-type="string" calcext:value-type="string">
            <text:p>WIMA</text:p>
          </table:table-cell>
          <table:table-cell table:style-name="ce14" office:value-type="string" calcext:value-type="string">
            <text:p><text:span text:style-name="T1">MKP2J012201B00KSSD</text:span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21K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, R4, R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, R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M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221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00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0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4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27K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FR-25FTE-10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1, S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PDT ON,ON,ON</text:p>
          </table:table-cell>
          <table:table-cell office:value-type="string" calcext:value-type="string">
            <text:p>Switch_toggle:D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16" office:value-type="string" calcext:value-type="string">
            <text:p>M2024SS1W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PDT ON,ON,ON</text:p>
          </table:table-cell>
          <table:table-cell office:value-type="string" calcext:value-type="string">
            <text:p>G&amp;L:4PDT M2044SS1W01</text:p>
          </table:table-cell>
          <table:table-cell office:value-type="string" calcext:value-type="string">
            <text:p>Toggle Switch</text:p>
          </table:table-cell>
          <table:table-cell office:value-type="string" calcext:value-type="string">
            <text:p>NKK Switches</text:p>
          </table:table-cell>
          <table:table-cell table:style-name="ce16" office:value-type="string" calcext:value-type="string">
            <text:p>M2044SS1W01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250</text:p>
          </table:table-cell>
          <table:table-cell office:value-type="string" calcext:value-type="string">
            <text:p>Package_DIP:DIP-8_W7.62mm_Socket</text:p>
          </table:table-cell>
          <table:table-cell office:value-type="string" calcext:value-type="string">
            <text:p>Programmable Operational Amplifier, DIP-8/SOIC-8</text:p>
          </table:table-cell>
          <table:table-cell office:value-type="string" calcext:value-type="string">
            <text:p>National Semiconductor</text:p>
          </table:table-cell>
          <table:table-cell office:value-type="string" calcext:value-type="string">
            <text:p>LM42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50k</text:p>
          </table:table-cell>
          <table:table-cell table:style-name="ce10"/>
          <table:table-cell/>
          <table:table-cell office:value-type="string" calcext:value-type="string">
            <text:p>Volume pot</text:p>
          </table:table-cell>
          <table:table-cell table:style-name="ce10" office:value-type="string" calcext:value-type="string">
            <text:p>Bourns</text:p>
          </table:table-cell>
          <table:table-cell table:style-name="ce16" office:value-type="string" calcext:value-type="string">
            <text:p>PDB181-GTR01-254A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250k</text:p>
          </table:table-cell>
          <table:table-cell table:style-name="ce10"/>
          <table:table-cell/>
          <table:table-cell office:value-type="string" calcext:value-type="string">
            <text:p>HighCut pot</text:p>
          </table:table-cell>
          <table:table-cell table:style-name="ce10" office:value-type="string" calcext:value-type="string">
            <text:p>Bourns</text:p>
          </table:table-cell>
          <table:table-cell table:style-name="ce16" office:value-type="string" calcext:value-type="string">
            <text:p>PDB181-GTR01-254A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ss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00K</text:p>
          </table:table-cell>
          <table:table-cell table:style-name="ce10"/>
          <table:table-cell/>
          <table:table-cell office:value-type="string" calcext:value-type="string">
            <text:p>BassCut pot</text:p>
          </table:table-cell>
          <table:table-cell table:style-name="ce10" office:value-type="string" calcext:value-type="string">
            <text:p>Bourns</text:p>
          </table:table-cell>
          <table:table-cell table:style-name="ce16" office:value-type="string" calcext:value-type="string">
            <text:p>PDB181-GTR01-504B0</text:p>
          </table:table-cell>
          <table:table-cell table:number-columns-repeated="1016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8:21:55.4576948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7T09:44:34.818796681</dc:date>
    <meta:editing-duration>PT35M35S</meta:editing-duration>
    <meta:editing-cycles>3</meta:editing-cycles>
    <meta:generator>LibreOffice/6.4.7.2$Linux_X86_64 LibreOffice_project/40$Build-2</meta:generator>
    <meta:document-statistic meta:table-count="1" meta:cell-count="193" meta:object-count="0"/>
  </office:meta>
</office:document-meta>
</file>